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COD LIBRO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PRECIO</text:p>
          </table:table-cell>
          <table:table-cell/>
          <table:table-cell office:value-type="string" calcext:value-type="string">
            <text:p>TEM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LIBRO 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DIA</text:p>
          </table:table-cell>
          <table:table-cell table:number-columns-repeated="2"/>
          <table:table-cell office:value-type="string" calcext:value-type="string">
            <text:p>DIA</text:p>
          </table:table-cell>
          <table:table-cell office:value-type="string" calcext:value-type="string">
            <text:p>RECAUDO</text:p>
          </table:table-cell>
          <table:table-cell/>
          <table:table-cell office:value-type="string" calcext:value-type="string">
            <text:p>VENDEDOR</text:p>
          </table:table-cell>
          <table:table-cell office:value-type="string" calcext:value-type="string">
            <text:p>RECAUDO</text:p>
          </table:table-cell>
          <table:table-cell/>
          <table:table-cell office:value-type="string" calcext:value-type="string">
            <text:p>Tema</text:p>
          </table:table-cell>
          <table:table-cell office:value-type="string" calcext:value-type="string">
            <text:p>venta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73" calcext:value-type="float">
            <text:p>1673</text:p>
          </table:table-cell>
          <table:table-cell/>
          <table:table-cell table:formula="of:=LOOKUP([.H5];[.$B$5:.$B$204];[.$C$5:.$C$204])" office:value-type="float" office:value="17" calcext:value-type="float">
            <text:p>17</text:p>
          </table:table-cell>
          <table:table-cell table:formula="of:=LOOKUP([.H5];[.$B$5:.$B$204];[.$D$5:.$D$204])" office:value-type="float" office:value="3053" calcext:value-type="float">
            <text:p>3053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IF([.$J$5:.$J$104];[.M5];[.$G$5:.$G$104])" office:value-type="float" office:value="11238" calcext:value-type="float">
            <text:p>11238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IF([.$I$5:.$I$104];[.P5];[.$G$5:.$G$104])" office:value-type="float" office:value="33464" calcext:value-type="float">
            <text:p>3346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$F$5:.$F$104];[.S5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84" calcext:value-type="float">
            <text:p>4584</text:p>
          </table:table-cell>
          <table:table-cell/>
          <table:table-cell table:formula="of:=LOOKUP([.H6];[.$B$5:.$B$204];[.$C$5:.$C$204])" office:value-type="float" office:value="14" calcext:value-type="float">
            <text:p>14</text:p>
          </table:table-cell>
          <table:table-cell table:formula="of:=LOOKUP([.H6];[.$B$5:.$B$204];[.$D$5:.$D$204])" office:value-type="float" office:value="2337" calcext:value-type="float">
            <text:p>2337</text:p>
          </table:table-cell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IF([.$J$5:.$J$104];[.M6];[.$G$5:.$G$104])" office:value-type="float" office:value="8306" calcext:value-type="float">
            <text:p>830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IF([.$I$5:.$I$104];[.P6];[.$G$5:.$G$104])" office:value-type="float" office:value="42406" calcext:value-type="float">
            <text:p>42406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$F$5:.$F$104];[.S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838" calcext:value-type="float">
            <text:p>1838</text:p>
          </table:table-cell>
          <table:table-cell/>
          <table:table-cell table:formula="of:=LOOKUP([.H7];[.$B$5:.$B$204];[.$C$5:.$C$204])" office:value-type="float" office:value="8" calcext:value-type="float">
            <text:p>8</text:p>
          </table:table-cell>
          <table:table-cell table:formula="of:=LOOKUP([.H7];[.$B$5:.$B$204];[.$D$5:.$D$204])" office:value-type="float" office:value="3491" calcext:value-type="float">
            <text:p>349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SUMIF([.$J$5:.$J$104];[.M7];[.$G$5:.$G$104]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IF([.$I$5:.$I$104];[.P7];[.$G$5:.$G$104])" office:value-type="float" office:value="53205" calcext:value-type="float">
            <text:p>53205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$F$5:.$F$104];[.S7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969" calcext:value-type="float">
            <text:p>5969</text:p>
          </table:table-cell>
          <table:table-cell/>
          <table:table-cell table:formula="of:=LOOKUP([.H8];[.$B$5:.$B$204];[.$C$5:.$C$204])" office:value-type="float" office:value="8" calcext:value-type="float">
            <text:p>8</text:p>
          </table:table-cell>
          <table:table-cell table:formula="of:=LOOKUP([.H8];[.$B$5:.$B$204];[.$D$5:.$D$204])" office:value-type="float" office:value="4587" calcext:value-type="float">
            <text:p>4587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IF([.$J$5:.$J$104];[.M8];[.$G$5:.$G$104])" office:value-type="float" office:value="7294" calcext:value-type="float">
            <text:p>7294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IF([.$I$5:.$I$104];[.P8];[.$G$5:.$G$104])" office:value-type="float" office:value="48806" calcext:value-type="float">
            <text:p>48806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$F$5:.$F$104];[.S8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05" calcext:value-type="float">
            <text:p>5005</text:p>
          </table:table-cell>
          <table:table-cell/>
          <table:table-cell table:formula="of:=LOOKUP([.H9];[.$B$5:.$B$204];[.$C$5:.$C$204])" office:value-type="float" office:value="5" calcext:value-type="float">
            <text:p>5</text:p>
          </table:table-cell>
          <table:table-cell table:formula="of:=LOOKUP([.H9];[.$B$5:.$B$204];[.$D$5:.$D$204])" office:value-type="float" office:value="7260" calcext:value-type="float">
            <text:p>7260</text:p>
          </table:table-cell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SUMIF([.$J$5:.$J$104];[.M9];[.$G$5:.$G$104])" office:value-type="float" office:value="17883" calcext:value-type="float">
            <text:p>17883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IF([.$I$5:.$I$104];[.P9];[.$G$5:.$G$104])" office:value-type="float" office:value="44084" calcext:value-type="float">
            <text:p>44084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$F$5:.$F$104];[.S9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554" calcext:value-type="float">
            <text:p>5554</text:p>
          </table:table-cell>
          <table:table-cell/>
          <table:table-cell table:formula="of:=LOOKUP([.H10];[.$B$5:.$B$204];[.$C$5:.$C$204])" office:value-type="float" office:value="18" calcext:value-type="float">
            <text:p>18</text:p>
          </table:table-cell>
          <table:table-cell table:formula="of:=LOOKUP([.H10];[.$B$5:.$B$204];[.$D$5:.$D$204])" office:value-type="float" office:value="2076" calcext:value-type="float">
            <text:p>2076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SUMIF([.$J$5:.$J$104];[.M10];[.$G$5:.$G$104])" office:value-type="float" office:value="9274" calcext:value-type="float">
            <text:p>9274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IF([.$I$5:.$I$104];[.P10];[.$G$5:.$G$104])" office:value-type="float" office:value="47962" calcext:value-type="float">
            <text:p>47962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$F$5:.$F$104];[.S10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398" calcext:value-type="float">
            <text:p>4398</text:p>
          </table:table-cell>
          <table:table-cell/>
          <table:table-cell table:formula="of:=LOOKUP([.H11];[.$B$5:.$B$204];[.$C$5:.$C$204])" office:value-type="float" office:value="7" calcext:value-type="float">
            <text:p>7</text:p>
          </table:table-cell>
          <table:table-cell table:formula="of:=LOOKUP([.H11];[.$B$5:.$B$204];[.$D$5:.$D$204])" office:value-type="float" office:value="2945" calcext:value-type="float">
            <text:p>294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SUMIF([.$J$5:.$J$104];[.M11];[.$G$5:.$G$104])" office:value-type="float" office:value="16997" calcext:value-type="float">
            <text:p>16997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IF([.$I$5:.$I$104];[.P11];[.$G$5:.$G$104])" office:value-type="float" office:value="37900" calcext:value-type="float">
            <text:p>37900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$F$5:.$F$104];[.S11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147" calcext:value-type="float">
            <text:p>5147</text:p>
          </table:table-cell>
          <table:table-cell/>
          <table:table-cell table:formula="of:=LOOKUP([.H12];[.$B$5:.$B$204];[.$C$5:.$C$204])" office:value-type="float" office:value="10" calcext:value-type="float">
            <text:p>10</text:p>
          </table:table-cell>
          <table:table-cell table:formula="of:=LOOKUP([.H12];[.$B$5:.$B$204];[.$D$5:.$D$204])" office:value-type="float" office:value="2678" calcext:value-type="float">
            <text:p>267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SUMIF([.$J$5:.$J$104];[.M12];[.$G$5:.$G$104])" office:value-type="float" office:value="6866" calcext:value-type="float">
            <text:p>6866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IF([.$I$5:.$I$104];[.P12];[.$G$5:.$G$104])" office:value-type="float" office:value="92835" calcext:value-type="float">
            <text:p>92835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$F$5:.$F$104];[.S12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735" calcext:value-type="float">
            <text:p>4735</text:p>
          </table:table-cell>
          <table:table-cell/>
          <table:table-cell table:formula="of:=LOOKUP([.H13];[.$B$5:.$B$204];[.$C$5:.$C$204])" office:value-type="float" office:value="14" calcext:value-type="float">
            <text:p>14</text:p>
          </table:table-cell>
          <table:table-cell table:formula="of:=LOOKUP([.H13];[.$B$5:.$B$204];[.$D$5:.$D$204])" office:value-type="float" office:value="1601" calcext:value-type="float">
            <text:p>1601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SUMIF([.$J$5:.$J$104];[.M13];[.$G$5:.$G$104])" office:value-type="float" office:value="35081" calcext:value-type="float">
            <text:p>3508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IF([.$I$5:.$I$104];[.P13];[.$G$5:.$G$104])" office:value-type="float" office:value="33301" calcext:value-type="float">
            <text:p>33301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$F$5:.$F$104];[.S13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971" calcext:value-type="float">
            <text:p>5971</text:p>
          </table:table-cell>
          <table:table-cell/>
          <table:table-cell table:formula="of:=LOOKUP([.H14];[.$B$5:.$B$204];[.$C$5:.$C$204])" office:value-type="float" office:value="3" calcext:value-type="float">
            <text:p>3</text:p>
          </table:table-cell>
          <table:table-cell table:formula="of:=LOOKUP([.H14];[.$B$5:.$B$204];[.$D$5:.$D$204])" office:value-type="float" office:value="6570" calcext:value-type="float">
            <text:p>6570</text:p>
          </table:table-cell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SUMIF([.$J$5:.$J$104];[.M14];[.$G$5:.$G$104])" office:value-type="float" office:value="14894" calcext:value-type="float">
            <text:p>1489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IF([.$I$5:.$I$104];[.P14];[.$G$5:.$G$104])" office:value-type="float" office:value="37250" calcext:value-type="float">
            <text:p>3725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$F$5:.$F$104];[.S14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/>
          <table:table-cell table:formula="of:=LOOKUP([.H15];[.$B$5:.$B$204];[.$C$5:.$C$204])" office:value-type="float" office:value="4" calcext:value-type="float">
            <text:p>4</text:p>
          </table:table-cell>
          <table:table-cell table:formula="of:=LOOKUP([.H15];[.$B$5:.$B$204];[.$D$5:.$D$204])" office:value-type="float" office:value="3495" calcext:value-type="float">
            <text:p>349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SUMIF([.$J$5:.$J$104];[.M15];[.$G$5:.$G$104])" office:value-type="float" office:value="1637" calcext:value-type="float">
            <text:p>1637</text:p>
          </table:table-cell>
          <table:table-cell/>
          <table:table-cell office:value-type="string" calcext:value-type="string">
            <text:p>max vendedor</text:p>
          </table:table-cell>
          <table:table-cell table:formula="of:=LOOKUP(MAX([.Q5:.Q14]);[.Q5:.Q14];[.P5:.P14])"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$F$5:.$F$104];[.S15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351" calcext:value-type="float">
            <text:p>3351</text:p>
          </table:table-cell>
          <table:table-cell/>
          <table:table-cell table:formula="of:=LOOKUP([.H16];[.$B$5:.$B$204];[.$C$5:.$C$204])" office:value-type="float" office:value="15" calcext:value-type="float">
            <text:p>15</text:p>
          </table:table-cell>
          <table:table-cell table:formula="of:=LOOKUP([.H16];[.$B$5:.$B$204];[.$D$5:.$D$204])" office:value-type="float" office:value="5019" calcext:value-type="float">
            <text:p>5019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SUMIF([.$J$5:.$J$104];[.M16];[.$G$5:.$G$104])" office:value-type="float" office:value="17844" calcext:value-type="float">
            <text:p>1784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COUNTIF([.$F$5:.$F$104];[.S16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518" calcext:value-type="float">
            <text:p>2518</text:p>
          </table:table-cell>
          <table:table-cell/>
          <table:table-cell table:formula="of:=LOOKUP([.H17];[.$B$5:.$B$204];[.$C$5:.$C$204])" office:value-type="float" office:value="5" calcext:value-type="float">
            <text:p>5</text:p>
          </table:table-cell>
          <table:table-cell table:formula="of:=LOOKUP([.H17];[.$B$5:.$B$204];[.$D$5:.$D$204])" office:value-type="float" office:value="7636" calcext:value-type="float">
            <text:p>763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SUMIF([.$J$5:.$J$104];[.M17];[.$G$5:.$G$104])" office:value-type="float" office:value="17722" calcext:value-type="float">
            <text:p>1772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COUNTIF([.$F$5:.$F$104];[.S17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721" calcext:value-type="float">
            <text:p>4721</text:p>
          </table:table-cell>
          <table:table-cell/>
          <table:table-cell table:formula="of:=LOOKUP([.H18];[.$B$5:.$B$204];[.$C$5:.$C$204])" office:value-type="float" office:value="9" calcext:value-type="float">
            <text:p>9</text:p>
          </table:table-cell>
          <table:table-cell table:formula="of:=LOOKUP([.H18];[.$B$5:.$B$204];[.$D$5:.$D$204])" office:value-type="float" office:value="4521" calcext:value-type="float">
            <text:p>452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SUMIF([.$J$5:.$J$104];[.M18];[.$G$5:.$G$104])" office:value-type="float" office:value="5022" calcext:value-type="float">
            <text:p>5022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formula="of:=COUNTIF([.$F$5:.$F$104];[.S18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244" calcext:value-type="float">
            <text:p>6244</text:p>
          </table:table-cell>
          <table:table-cell/>
          <table:table-cell table:formula="of:=LOOKUP([.H19];[.$B$5:.$B$204];[.$C$5:.$C$204])" office:value-type="float" office:value="9" calcext:value-type="float">
            <text:p>9</text:p>
          </table:table-cell>
          <table:table-cell table:formula="of:=LOOKUP([.H19];[.$B$5:.$B$204];[.$D$5:.$D$204])" office:value-type="float" office:value="2910" calcext:value-type="float">
            <text:p>29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SUMIF([.$J$5:.$J$104];[.M19];[.$G$5:.$G$104])" office:value-type="float" office:value="26503" calcext:value-type="float">
            <text:p>26503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formula="of:=COUNTIF([.$F$5:.$F$104];[.S19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690" calcext:value-type="float">
            <text:p>6690</text:p>
          </table:table-cell>
          <table:table-cell/>
          <table:table-cell table:formula="of:=LOOKUP([.H20];[.$B$5:.$B$204];[.$C$5:.$C$204])" office:value-type="float" office:value="18" calcext:value-type="float">
            <text:p>18</text:p>
          </table:table-cell>
          <table:table-cell table:formula="of:=LOOKUP([.H20];[.$B$5:.$B$204];[.$D$5:.$D$204])" office:value-type="float" office:value="5218" calcext:value-type="float">
            <text:p>5218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SUMIF([.$J$5:.$J$104];[.M20];[.$G$5:.$G$104])" office:value-type="float" office:value="16000" calcext:value-type="float">
            <text:p>1600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COUNTIF([.$F$5:.$F$104];[.S20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104" calcext:value-type="float">
            <text:p>6104</text:p>
          </table:table-cell>
          <table:table-cell/>
          <table:table-cell table:formula="of:=LOOKUP([.H21];[.$B$5:.$B$204];[.$C$5:.$C$204])" office:value-type="float" office:value="6" calcext:value-type="float">
            <text:p>6</text:p>
          </table:table-cell>
          <table:table-cell table:formula="of:=LOOKUP([.H21];[.$B$5:.$B$204];[.$D$5:.$D$204])" office:value-type="float" office:value="7800" calcext:value-type="float">
            <text:p>7800</text:p>
          </table:table-cell>
          <table:table-cell office:value-type="float" office:value="189" calcext:value-type="float">
            <text:p>18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SUMIF([.$J$5:.$J$104];[.M21];[.$G$5:.$G$104])" office:value-type="float" office:value="3406" calcext:value-type="float">
            <text:p>3406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COUNTIF([.$F$5:.$F$104];[.S21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649" calcext:value-type="float">
            <text:p>7649</text:p>
          </table:table-cell>
          <table:table-cell/>
          <table:table-cell table:formula="of:=LOOKUP([.H22];[.$B$5:.$B$204];[.$C$5:.$C$204])" office:value-type="float" office:value="17" calcext:value-type="float">
            <text:p>17</text:p>
          </table:table-cell>
          <table:table-cell table:formula="of:=LOOKUP([.H22];[.$B$5:.$B$204];[.$D$5:.$D$204])" office:value-type="float" office:value="8167" calcext:value-type="float">
            <text:p>8167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SUMIF([.$J$5:.$J$104];[.M22];[.$G$5:.$G$104])" office:value-type="float" office:value="12177" calcext:value-type="float">
            <text:p>12177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formula="of:=COUNTIF([.$F$5:.$F$104];[.S22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158" calcext:value-type="float">
            <text:p>5158</text:p>
          </table:table-cell>
          <table:table-cell/>
          <table:table-cell table:formula="of:=LOOKUP([.H23];[.$B$5:.$B$204];[.$C$5:.$C$204])" office:value-type="float" office:value="9" calcext:value-type="float">
            <text:p>9</text:p>
          </table:table-cell>
          <table:table-cell table:formula="of:=LOOKUP([.H23];[.$B$5:.$B$204];[.$D$5:.$D$204])" office:value-type="float" office:value="6888" calcext:value-type="float">
            <text:p>6888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SUMIF([.$J$5:.$J$104];[.M23];[.$G$5:.$G$104])" office:value-type="float" office:value="16404" calcext:value-type="float">
            <text:p>16404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COUNTIF([.$F$5:.$F$104];[.S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910" calcext:value-type="float">
            <text:p>2910</text:p>
          </table:table-cell>
          <table:table-cell/>
          <table:table-cell table:formula="of:=LOOKUP([.H24];[.$B$5:.$B$204];[.$C$5:.$C$204])" office:value-type="float" office:value="1" calcext:value-type="float">
            <text:p>1</text:p>
          </table:table-cell>
          <table:table-cell table:formula="of:=LOOKUP([.H24];[.$B$5:.$B$204];[.$D$5:.$D$204])" office:value-type="float" office:value="4425" calcext:value-type="float">
            <text:p>4425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SUMIF([.$J$5:.$J$104];[.M24];[.$G$5:.$G$104])" office:value-type="float" office:value="7260" calcext:value-type="float">
            <text:p>726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formula="of:=COUNTIF([.$F$5:.$F$104];[.S24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603" calcext:value-type="float">
            <text:p>3603</text:p>
          </table:table-cell>
          <table:table-cell/>
          <table:table-cell table:formula="of:=LOOKUP([.H25];[.$B$5:.$B$204];[.$C$5:.$C$204])" office:value-type="float" office:value="12" calcext:value-type="float">
            <text:p>12</text:p>
          </table:table-cell>
          <table:table-cell table:formula="of:=LOOKUP([.H25];[.$B$5:.$B$204];[.$D$5:.$D$204])" office:value-type="float" office:value="3422" calcext:value-type="float">
            <text:p>34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SUMIF([.$J$5:.$J$104];[.M25];[.$G$5:.$G$104])" office:value-type="float" office:value="17049" calcext:value-type="float">
            <text:p>17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213" calcext:value-type="float">
            <text:p>2213</text:p>
          </table:table-cell>
          <table:table-cell/>
          <table:table-cell table:formula="of:=LOOKUP([.H26];[.$B$5:.$B$204];[.$C$5:.$C$204])" office:value-type="float" office:value="11" calcext:value-type="float">
            <text:p>11</text:p>
          </table:table-cell>
          <table:table-cell table:formula="of:=LOOKUP([.H26];[.$B$5:.$B$204];[.$D$5:.$D$204])" office:value-type="float" office:value="2639" calcext:value-type="float">
            <text:p>2639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SUMIF([.$J$5:.$J$104];[.M26];[.$G$5:.$G$104])" office:value-type="float" office:value="8255" calcext:value-type="float">
            <text:p>8255</text:p>
          </table:table-cell>
          <table:table-cell table:number-columns-repeated="4"/>
          <table:table-cell office:value-type="string" calcext:value-type="string">
            <text:p>max tema </text:p>
          </table:table-cell>
          <table:table-cell table:formula="of:=LOOKUP(MAX([.T5:.T25]);[.T5:.T25];[.S5:.S25]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630" calcext:value-type="float">
            <text:p>5630</text:p>
          </table:table-cell>
          <table:table-cell/>
          <table:table-cell table:formula="of:=LOOKUP([.H27];[.$B$5:.$B$204];[.$C$5:.$C$204])" office:value-type="float" office:value="16" calcext:value-type="float">
            <text:p>16</text:p>
          </table:table-cell>
          <table:table-cell table:formula="of:=LOOKUP([.H27];[.$B$5:.$B$204];[.$D$5:.$D$204])" office:value-type="float" office:value="4398" calcext:value-type="float">
            <text:p>439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SUMIF([.$J$5:.$J$104];[.M27];[.$G$5:.$G$104])" office:value-type="float" office:value="26200" calcext:value-type="float">
            <text:p>262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187" calcext:value-type="float">
            <text:p>2187</text:p>
          </table:table-cell>
          <table:table-cell/>
          <table:table-cell table:formula="of:=LOOKUP([.H28];[.$B$5:.$B$204];[.$C$5:.$C$204])" office:value-type="float" office:value="17" calcext:value-type="float">
            <text:p>17</text:p>
          </table:table-cell>
          <table:table-cell table:formula="of:=LOOKUP([.H28];[.$B$5:.$B$204];[.$D$5:.$D$204])" office:value-type="float" office:value="7410" calcext:value-type="float">
            <text:p>741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SUMIF([.$J$5:.$J$104];[.M28];[.$G$5:.$G$104])" office:value-type="float" office:value="19268" calcext:value-type="float">
            <text:p>19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456" calcext:value-type="float">
            <text:p>2456</text:p>
          </table:table-cell>
          <table:table-cell/>
          <table:table-cell table:formula="of:=LOOKUP([.H29];[.$B$5:.$B$204];[.$C$5:.$C$204])" office:value-type="float" office:value="13" calcext:value-type="float">
            <text:p>13</text:p>
          </table:table-cell>
          <table:table-cell table:formula="of:=LOOKUP([.H29];[.$B$5:.$B$204];[.$D$5:.$D$204])" office:value-type="float" office:value="8161" calcext:value-type="float">
            <text:p>816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SUMIF([.$J$5:.$J$104];[.M29];[.$G$5:.$G$104])" office:value-type="float" office:value="18784" calcext:value-type="float">
            <text:p>18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6636" calcext:value-type="float">
            <text:p>6636</text:p>
          </table:table-cell>
          <table:table-cell/>
          <table:table-cell table:formula="of:=LOOKUP([.H30];[.$B$5:.$B$204];[.$C$5:.$C$204])" office:value-type="float" office:value="3" calcext:value-type="float">
            <text:p>3</text:p>
          </table:table-cell>
          <table:table-cell table:formula="of:=LOOKUP([.H30];[.$B$5:.$B$204];[.$D$5:.$D$204])" office:value-type="float" office:value="5630" calcext:value-type="float">
            <text:p>563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SUMIF([.$J$5:.$J$104];[.M30];[.$G$5:.$G$104])" office:value-type="float" office:value="5969" calcext:value-type="float">
            <text:p>59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945" calcext:value-type="float">
            <text:p>2945</text:p>
          </table:table-cell>
          <table:table-cell/>
          <table:table-cell table:formula="of:=LOOKUP([.H31];[.$B$5:.$B$204];[.$C$5:.$C$204])" office:value-type="float" office:value="12" calcext:value-type="float">
            <text:p>12</text:p>
          </table:table-cell>
          <table:table-cell table:formula="of:=LOOKUP([.H31];[.$B$5:.$B$204];[.$D$5:.$D$204])" office:value-type="float" office:value="1637" calcext:value-type="float">
            <text:p>1637</text:p>
          </table:table-cell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SUMIF([.$J$5:.$J$104];[.M31];[.$G$5:.$G$104])" office:value-type="float" office:value="22958" calcext:value-type="float">
            <text:p>22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678" calcext:value-type="float">
            <text:p>2678</text:p>
          </table:table-cell>
          <table:table-cell/>
          <table:table-cell table:formula="of:=LOOKUP([.H32];[.$B$5:.$B$204];[.$C$5:.$C$204])" office:value-type="float" office:value="6" calcext:value-type="float">
            <text:p>6</text:p>
          </table:table-cell>
          <table:table-cell table:formula="of:=LOOKUP([.H32];[.$B$5:.$B$204];[.$D$5:.$D$204])" office:value-type="float" office:value="7878" calcext:value-type="float">
            <text:p>7878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SUMIF([.$J$5:.$J$104];[.M32];[.$G$5:.$G$104])" office:value-type="float" office:value="13394" calcext:value-type="float">
            <text:p>133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3224" calcext:value-type="float">
            <text:p>3224</text:p>
          </table:table-cell>
          <table:table-cell/>
          <table:table-cell table:formula="of:=LOOKUP([.H33];[.$B$5:.$B$204];[.$C$5:.$C$204])" office:value-type="float" office:value="9" calcext:value-type="float">
            <text:p>9</text:p>
          </table:table-cell>
          <table:table-cell table:formula="of:=LOOKUP([.H33];[.$B$5:.$B$204];[.$D$5:.$D$204])" office:value-type="float" office:value="4658" calcext:value-type="float">
            <text:p>4658</text:p>
          </table:table-cell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SUMIF([.$J$5:.$J$104];[.M33];[.$G$5:.$G$104])" office:value-type="float" office:value="10800" calcext:value-type="float">
            <text:p>108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247" calcext:value-type="float">
            <text:p>5247</text:p>
          </table:table-cell>
          <table:table-cell/>
          <table:table-cell table:formula="of:=LOOKUP([.H34];[.$B$5:.$B$204];[.$C$5:.$C$204])" office:value-type="float" office:value="7" calcext:value-type="float">
            <text:p>7</text:p>
          </table:table-cell>
          <table:table-cell table:formula="of:=LOOKUP([.H34];[.$B$5:.$B$204];[.$D$5:.$D$204])" office:value-type="float" office:value="4721" calcext:value-type="float">
            <text:p>472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SUMIF([.$J$5:.$J$104];[.M34];[.$G$5:.$G$104])" office:value-type="float" office:value="39320" calcext:value-type="float">
            <text:p>393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8148" calcext:value-type="float">
            <text:p>8148</text:p>
          </table:table-cell>
          <table:table-cell/>
          <table:table-cell table:formula="of:=LOOKUP([.H35];[.$B$5:.$B$204];[.$C$5:.$C$204])" office:value-type="float" office:value="15" calcext:value-type="float">
            <text:p>15</text:p>
          </table:table-cell>
          <table:table-cell table:formula="of:=LOOKUP([.H35];[.$B$5:.$B$204];[.$D$5:.$D$204])" office:value-type="float" office:value="3406" calcext:value-type="float">
            <text:p>3406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SUMIF([.$J$5:.$J$104];[.M35];[.$G$5:.$G$104])" office:value-type="float" office:value="37408" calcext:value-type="float">
            <text:p>37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123" calcext:value-type="float">
            <text:p>4123</text:p>
          </table:table-cell>
          <table:table-cell/>
          <table:table-cell table:formula="of:=LOOKUP([.H36];[.$B$5:.$B$204];[.$C$5:.$C$204])" office:value-type="float" office:value="4" calcext:value-type="float">
            <text:p>4</text:p>
          </table:table-cell>
          <table:table-cell table:formula="of:=LOOKUP([.H36];[.$B$5:.$B$204];[.$D$5:.$D$204])" office:value-type="float" office:value="6690" calcext:value-type="float">
            <text:p>669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544" calcext:value-type="float">
            <text:p>2544</text:p>
          </table:table-cell>
          <table:table-cell/>
          <table:table-cell table:formula="of:=LOOKUP([.H37];[.$B$5:.$B$204];[.$C$5:.$C$204])" office:value-type="float" office:value="4" calcext:value-type="float">
            <text:p>4</text:p>
          </table:table-cell>
          <table:table-cell table:formula="of:=LOOKUP([.H37];[.$B$5:.$B$204];[.$D$5:.$D$204])" office:value-type="float" office:value="4285" calcext:value-type="float">
            <text:p>4285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7727" calcext:value-type="float">
            <text:p>7727</text:p>
          </table:table-cell>
          <table:table-cell/>
          <table:table-cell table:formula="of:=LOOKUP([.H38];[.$B$5:.$B$204];[.$C$5:.$C$204])" office:value-type="float" office:value="9" calcext:value-type="float">
            <text:p>9</text:p>
          </table:table-cell>
          <table:table-cell table:formula="of:=LOOKUP([.H38];[.$B$5:.$B$204];[.$D$5:.$D$204])" office:value-type="float" office:value="2183" calcext:value-type="float">
            <text:p>218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044" calcext:value-type="float">
            <text:p>6044</text:p>
          </table:table-cell>
          <table:table-cell/>
          <table:table-cell table:formula="of:=LOOKUP([.H39];[.$B$5:.$B$204];[.$C$5:.$C$204])" office:value-type="float" office:value="11" calcext:value-type="float">
            <text:p>11</text:p>
          </table:table-cell>
          <table:table-cell table:formula="of:=LOOKUP([.H39];[.$B$5:.$B$204];[.$D$5:.$D$204])" office:value-type="float" office:value="2255" calcext:value-type="float">
            <text:p>2255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7781" calcext:value-type="float">
            <text:p>7781</text:p>
          </table:table-cell>
          <table:table-cell/>
          <table:table-cell table:formula="of:=LOOKUP([.H40];[.$B$5:.$B$204];[.$C$5:.$C$204])" office:value-type="float" office:value="13" calcext:value-type="float">
            <text:p>13</text:p>
          </table:table-cell>
          <table:table-cell table:formula="of:=LOOKUP([.H40];[.$B$5:.$B$204];[.$D$5:.$D$204])" office:value-type="float" office:value="2187" calcext:value-type="float">
            <text:p>218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7410" calcext:value-type="float">
            <text:p>7410</text:p>
          </table:table-cell>
          <table:table-cell/>
          <table:table-cell table:formula="of:=LOOKUP([.H41];[.$B$5:.$B$204];[.$C$5:.$C$204])" office:value-type="float" office:value="5" calcext:value-type="float">
            <text:p>5</text:p>
          </table:table-cell>
          <table:table-cell table:formula="of:=LOOKUP([.H41];[.$B$5:.$B$204];[.$D$5:.$D$204])" office:value-type="float" office:value="5247" calcext:value-type="float">
            <text:p>524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622" calcext:value-type="float">
            <text:p>6622</text:p>
          </table:table-cell>
          <table:table-cell/>
          <table:table-cell table:formula="of:=LOOKUP([.H42];[.$B$5:.$B$204];[.$C$5:.$C$204])" office:value-type="float" office:value="14" calcext:value-type="float">
            <text:p>14</text:p>
          </table:table-cell>
          <table:table-cell table:formula="of:=LOOKUP([.H42];[.$B$5:.$B$204];[.$D$5:.$D$204])" office:value-type="float" office:value="2337" calcext:value-type="float">
            <text:p>2337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5253" calcext:value-type="float">
            <text:p>5253</text:p>
          </table:table-cell>
          <table:table-cell/>
          <table:table-cell table:formula="of:=LOOKUP([.H43];[.$B$5:.$B$204];[.$C$5:.$C$204])" office:value-type="float" office:value="13" calcext:value-type="float">
            <text:p>13</text:p>
          </table:table-cell>
          <table:table-cell table:formula="of:=LOOKUP([.H43];[.$B$5:.$B$204];[.$D$5:.$D$204])" office:value-type="float" office:value="2892" calcext:value-type="float">
            <text:p>2892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2183" calcext:value-type="float">
            <text:p>2183</text:p>
          </table:table-cell>
          <table:table-cell/>
          <table:table-cell table:formula="of:=LOOKUP([.H44];[.$B$5:.$B$204];[.$C$5:.$C$204])" office:value-type="float" office:value="9" calcext:value-type="float">
            <text:p>9</text:p>
          </table:table-cell>
          <table:table-cell table:formula="of:=LOOKUP([.H44];[.$B$5:.$B$204];[.$D$5:.$D$204])" office:value-type="float" office:value="2213" calcext:value-type="float">
            <text:p>221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3048" calcext:value-type="float">
            <text:p>3048</text:p>
          </table:table-cell>
          <table:table-cell/>
          <table:table-cell table:formula="of:=LOOKUP([.H45];[.$B$5:.$B$204];[.$C$5:.$C$204])" office:value-type="float" office:value="11" calcext:value-type="float">
            <text:p>11</text:p>
          </table:table-cell>
          <table:table-cell table:formula="of:=LOOKUP([.H45];[.$B$5:.$B$204];[.$D$5:.$D$204])" office:value-type="float" office:value="2639" calcext:value-type="float">
            <text:p>2639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422" calcext:value-type="float">
            <text:p>3422</text:p>
          </table:table-cell>
          <table:table-cell/>
          <table:table-cell table:formula="of:=LOOKUP([.H46];[.$B$5:.$B$204];[.$C$5:.$C$204])" office:value-type="float" office:value="7" calcext:value-type="float">
            <text:p>7</text:p>
          </table:table-cell>
          <table:table-cell table:formula="of:=LOOKUP([.H46];[.$B$5:.$B$204];[.$D$5:.$D$204])" office:value-type="float" office:value="3169" calcext:value-type="float">
            <text:p>3169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2011" calcext:value-type="float">
            <text:p>2011</text:p>
          </table:table-cell>
          <table:table-cell/>
          <table:table-cell table:formula="of:=LOOKUP([.H47];[.$B$5:.$B$204];[.$C$5:.$C$204])" office:value-type="float" office:value="5" calcext:value-type="float">
            <text:p>5</text:p>
          </table:table-cell>
          <table:table-cell table:formula="of:=LOOKUP([.H47];[.$B$5:.$B$204];[.$D$5:.$D$204])" office:value-type="float" office:value="5022" calcext:value-type="float">
            <text:p>5022</text:p>
          </table:table-cell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2411" calcext:value-type="float">
            <text:p>2411</text:p>
          </table:table-cell>
          <table:table-cell/>
          <table:table-cell table:formula="of:=LOOKUP([.H48];[.$B$5:.$B$204];[.$C$5:.$C$204])" office:value-type="float" office:value="5" calcext:value-type="float">
            <text:p>5</text:p>
          </table:table-cell>
          <table:table-cell table:formula="of:=LOOKUP([.H48];[.$B$5:.$B$204];[.$D$5:.$D$204])" office:value-type="float" office:value="5253" calcext:value-type="float">
            <text:p>525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636" calcext:value-type="float">
            <text:p>7636</text:p>
          </table:table-cell>
          <table:table-cell/>
          <table:table-cell table:formula="of:=LOOKUP([.H49];[.$B$5:.$B$204];[.$C$5:.$C$204])" office:value-type="float" office:value="6" calcext:value-type="float">
            <text:p>6</text:p>
          </table:table-cell>
          <table:table-cell table:formula="of:=LOOKUP([.H49];[.$B$5:.$B$204];[.$D$5:.$D$204])" office:value-type="float" office:value="5378" calcext:value-type="float">
            <text:p>5378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2175" calcext:value-type="float">
            <text:p>2175</text:p>
          </table:table-cell>
          <table:table-cell/>
          <table:table-cell table:formula="of:=LOOKUP([.H50];[.$B$5:.$B$204];[.$C$5:.$C$204])" office:value-type="float" office:value="2" calcext:value-type="float">
            <text:p>2</text:p>
          </table:table-cell>
          <table:table-cell table:formula="of:=LOOKUP([.H50];[.$B$5:.$B$204];[.$D$5:.$D$204])" office:value-type="float" office:value="7088" calcext:value-type="float">
            <text:p>7088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7861" calcext:value-type="float">
            <text:p>7861</text:p>
          </table:table-cell>
          <table:table-cell/>
          <table:table-cell table:formula="of:=LOOKUP([.H51];[.$B$5:.$B$204];[.$C$5:.$C$204])" office:value-type="float" office:value="20" calcext:value-type="float">
            <text:p>20</text:p>
          </table:table-cell>
          <table:table-cell table:formula="of:=LOOKUP([.H51];[.$B$5:.$B$204];[.$D$5:.$D$204])" office:value-type="float" office:value="2964" calcext:value-type="float">
            <text:p>2964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LOOKUP([.H52];[.$B$5:.$B$204];[.$C$5:.$C$204])" office:value-type="float" office:value="13" calcext:value-type="float">
            <text:p>13</text:p>
          </table:table-cell>
          <table:table-cell table:formula="of:=LOOKUP([.H52];[.$B$5:.$B$204];[.$D$5:.$D$204])" office:value-type="float" office:value="4978" calcext:value-type="float">
            <text:p>4978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7878" calcext:value-type="float">
            <text:p>7878</text:p>
          </table:table-cell>
          <table:table-cell/>
          <table:table-cell table:formula="of:=LOOKUP([.H53];[.$B$5:.$B$204];[.$C$5:.$C$204])" office:value-type="float" office:value="20" calcext:value-type="float">
            <text:p>20</text:p>
          </table:table-cell>
          <table:table-cell table:formula="of:=LOOKUP([.H53];[.$B$5:.$B$204];[.$D$5:.$D$204])" office:value-type="float" office:value="4904" calcext:value-type="float">
            <text:p>4904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110" calcext:value-type="float">
            <text:p>3110</text:p>
          </table:table-cell>
          <table:table-cell/>
          <table:table-cell table:formula="of:=LOOKUP([.H54];[.$B$5:.$B$204];[.$C$5:.$C$204])" office:value-type="float" office:value="1" calcext:value-type="float">
            <text:p>1</text:p>
          </table:table-cell>
          <table:table-cell table:formula="of:=LOOKUP([.H54];[.$B$5:.$B$204];[.$D$5:.$D$204])" office:value-type="float" office:value="7198" calcext:value-type="float">
            <text:p>7198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962" calcext:value-type="float">
            <text:p>6962</text:p>
          </table:table-cell>
          <table:table-cell/>
          <table:table-cell table:formula="of:=LOOKUP([.H55];[.$B$5:.$B$204];[.$C$5:.$C$204])" office:value-type="float" office:value="5" calcext:value-type="float">
            <text:p>5</text:p>
          </table:table-cell>
          <table:table-cell table:formula="of:=LOOKUP([.H55];[.$B$5:.$B$204];[.$D$5:.$D$204])" office:value-type="float" office:value="5247" calcext:value-type="float">
            <text:p>524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3760" calcext:value-type="float">
            <text:p>3760</text:p>
          </table:table-cell>
          <table:table-cell/>
          <table:table-cell table:formula="of:=LOOKUP([.H56];[.$B$5:.$B$204];[.$C$5:.$C$204])" office:value-type="float" office:value="13" calcext:value-type="float">
            <text:p>13</text:p>
          </table:table-cell>
          <table:table-cell table:formula="of:=LOOKUP([.H56];[.$B$5:.$B$204];[.$D$5:.$D$204])" office:value-type="float" office:value="8161" calcext:value-type="float">
            <text:p>816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2892" calcext:value-type="float">
            <text:p>2892</text:p>
          </table:table-cell>
          <table:table-cell/>
          <table:table-cell table:formula="of:=LOOKUP([.H57];[.$B$5:.$B$204];[.$C$5:.$C$204])" office:value-type="float" office:value="9" calcext:value-type="float">
            <text:p>9</text:p>
          </table:table-cell>
          <table:table-cell table:formula="of:=LOOKUP([.H57];[.$B$5:.$B$204];[.$D$5:.$D$204])" office:value-type="float" office:value="2183" calcext:value-type="float">
            <text:p>218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289" calcext:value-type="float">
            <text:p>7289</text:p>
          </table:table-cell>
          <table:table-cell/>
          <table:table-cell table:formula="of:=LOOKUP([.H58];[.$B$5:.$B$204];[.$C$5:.$C$204])" office:value-type="float" office:value="10" calcext:value-type="float">
            <text:p>10</text:p>
          </table:table-cell>
          <table:table-cell table:formula="of:=LOOKUP([.H58];[.$B$5:.$B$204];[.$D$5:.$D$204])" office:value-type="float" office:value="2678" calcext:value-type="float">
            <text:p>267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169" calcext:value-type="float">
            <text:p>3169</text:p>
          </table:table-cell>
          <table:table-cell/>
          <table:table-cell table:formula="of:=LOOKUP([.H59];[.$B$5:.$B$204];[.$C$5:.$C$204])" office:value-type="float" office:value="7" calcext:value-type="float">
            <text:p>7</text:p>
          </table:table-cell>
          <table:table-cell table:formula="of:=LOOKUP([.H59];[.$B$5:.$B$204];[.$D$5:.$D$204])" office:value-type="float" office:value="5860" calcext:value-type="float">
            <text:p>5860</text:p>
          </table:table-cell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2441" calcext:value-type="float">
            <text:p>2441</text:p>
          </table:table-cell>
          <table:table-cell/>
          <table:table-cell table:formula="of:=LOOKUP([.H60];[.$B$5:.$B$204];[.$C$5:.$C$204])" office:value-type="float" office:value="14" calcext:value-type="float">
            <text:p>14</text:p>
          </table:table-cell>
          <table:table-cell table:formula="of:=LOOKUP([.H60];[.$B$5:.$B$204];[.$D$5:.$D$204])" office:value-type="float" office:value="4345" calcext:value-type="float">
            <text:p>4345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432" calcext:value-type="float">
            <text:p>2432</text:p>
          </table:table-cell>
          <table:table-cell/>
          <table:table-cell table:formula="of:=LOOKUP([.H61];[.$B$5:.$B$204];[.$C$5:.$C$204])" office:value-type="float" office:value="7" calcext:value-type="float">
            <text:p>7</text:p>
          </table:table-cell>
          <table:table-cell table:formula="of:=LOOKUP([.H61];[.$B$5:.$B$204];[.$D$5:.$D$204])" office:value-type="float" office:value="6254" calcext:value-type="float">
            <text:p>6254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474" calcext:value-type="float">
            <text:p>4474</text:p>
          </table:table-cell>
          <table:table-cell/>
          <table:table-cell table:formula="of:=LOOKUP([.H62];[.$B$5:.$B$204];[.$C$5:.$C$204])" office:value-type="float" office:value="11" calcext:value-type="float">
            <text:p>11</text:p>
          </table:table-cell>
          <table:table-cell table:formula="of:=LOOKUP([.H62];[.$B$5:.$B$204];[.$D$5:.$D$204])" office:value-type="float" office:value="3236" calcext:value-type="float">
            <text:p>3236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7271" calcext:value-type="float">
            <text:p>7271</text:p>
          </table:table-cell>
          <table:table-cell/>
          <table:table-cell table:formula="of:=LOOKUP([.H63];[.$B$5:.$B$204];[.$C$5:.$C$204])" office:value-type="float" office:value="17" calcext:value-type="float">
            <text:p>17</text:p>
          </table:table-cell>
          <table:table-cell table:formula="of:=LOOKUP([.H63];[.$B$5:.$B$204];[.$D$5:.$D$204])" office:value-type="float" office:value="8167" calcext:value-type="float">
            <text:p>8167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LOOKUP([.H64];[.$B$5:.$B$204];[.$C$5:.$C$204])" office:value-type="float" office:value="18" calcext:value-type="float">
            <text:p>18</text:p>
          </table:table-cell>
          <table:table-cell table:formula="of:=LOOKUP([.H64];[.$B$5:.$B$204];[.$D$5:.$D$204])" office:value-type="float" office:value="2579" calcext:value-type="float">
            <text:p>2579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3491" calcext:value-type="float">
            <text:p>3491</text:p>
          </table:table-cell>
          <table:table-cell/>
          <table:table-cell table:formula="of:=LOOKUP([.H65];[.$B$5:.$B$204];[.$C$5:.$C$204])" office:value-type="float" office:value="1" calcext:value-type="float">
            <text:p>1</text:p>
          </table:table-cell>
          <table:table-cell table:formula="of:=LOOKUP([.H65];[.$B$5:.$B$204];[.$D$5:.$D$204])" office:value-type="float" office:value="3803" calcext:value-type="float">
            <text:p>3803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4521" calcext:value-type="float">
            <text:p>4521</text:p>
          </table:table-cell>
          <table:table-cell/>
          <table:table-cell table:formula="of:=LOOKUP([.H66];[.$B$5:.$B$204];[.$C$5:.$C$204])" office:value-type="float" office:value="4" calcext:value-type="float">
            <text:p>4</text:p>
          </table:table-cell>
          <table:table-cell table:formula="of:=LOOKUP([.H66];[.$B$5:.$B$204];[.$D$5:.$D$204])" office:value-type="float" office:value="4441" calcext:value-type="float">
            <text:p>4441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8161" calcext:value-type="float">
            <text:p>8161</text:p>
          </table:table-cell>
          <table:table-cell/>
          <table:table-cell table:formula="of:=LOOKUP([.H67];[.$B$5:.$B$204];[.$C$5:.$C$204])" office:value-type="float" office:value="5" calcext:value-type="float">
            <text:p>5</text:p>
          </table:table-cell>
          <table:table-cell table:formula="of:=LOOKUP([.H67];[.$B$5:.$B$204];[.$D$5:.$D$204])" office:value-type="float" office:value="5164" calcext:value-type="float">
            <text:p>516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5291" calcext:value-type="float">
            <text:p>5291</text:p>
          </table:table-cell>
          <table:table-cell/>
          <table:table-cell table:formula="of:=LOOKUP([.H68];[.$B$5:.$B$204];[.$C$5:.$C$204])" office:value-type="float" office:value="13" calcext:value-type="float">
            <text:p>13</text:p>
          </table:table-cell>
          <table:table-cell table:formula="of:=LOOKUP([.H68];[.$B$5:.$B$204];[.$D$5:.$D$204])" office:value-type="float" office:value="7583" calcext:value-type="float">
            <text:p>758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7583" calcext:value-type="float">
            <text:p>7583</text:p>
          </table:table-cell>
          <table:table-cell/>
          <table:table-cell table:formula="of:=LOOKUP([.H69];[.$B$5:.$B$204];[.$C$5:.$C$204])" office:value-type="float" office:value="15" calcext:value-type="float">
            <text:p>15</text:p>
          </table:table-cell>
          <table:table-cell table:formula="of:=LOOKUP([.H69];[.$B$5:.$B$204];[.$D$5:.$D$204])" office:value-type="float" office:value="3406" calcext:value-type="float">
            <text:p>3406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4793" calcext:value-type="float">
            <text:p>4793</text:p>
          </table:table-cell>
          <table:table-cell/>
          <table:table-cell table:formula="of:=LOOKUP([.H70];[.$B$5:.$B$204];[.$C$5:.$C$204])" office:value-type="float" office:value="4" calcext:value-type="float">
            <text:p>4</text:p>
          </table:table-cell>
          <table:table-cell table:formula="of:=LOOKUP([.H70];[.$B$5:.$B$204];[.$D$5:.$D$204])" office:value-type="float" office:value="6690" calcext:value-type="float">
            <text:p>669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7214" calcext:value-type="float">
            <text:p>7214</text:p>
          </table:table-cell>
          <table:table-cell/>
          <table:table-cell table:formula="of:=LOOKUP([.H71];[.$B$5:.$B$204];[.$C$5:.$C$204])" office:value-type="float" office:value="20" calcext:value-type="float">
            <text:p>20</text:p>
          </table:table-cell>
          <table:table-cell table:formula="of:=LOOKUP([.H71];[.$B$5:.$B$204];[.$D$5:.$D$204])" office:value-type="float" office:value="4218" calcext:value-type="float">
            <text:p>4218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5006" calcext:value-type="float">
            <text:p>5006</text:p>
          </table:table-cell>
          <table:table-cell/>
          <table:table-cell table:formula="of:=LOOKUP([.H72];[.$B$5:.$B$204];[.$C$5:.$C$204])" office:value-type="float" office:value="14" calcext:value-type="float">
            <text:p>14</text:p>
          </table:table-cell>
          <table:table-cell table:formula="of:=LOOKUP([.H72];[.$B$5:.$B$204];[.$D$5:.$D$204])" office:value-type="float" office:value="7894" calcext:value-type="float">
            <text:p>7894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4904" calcext:value-type="float">
            <text:p>4904</text:p>
          </table:table-cell>
          <table:table-cell/>
          <table:table-cell table:formula="of:=LOOKUP([.H73];[.$B$5:.$B$204];[.$C$5:.$C$204])" office:value-type="float" office:value="11" calcext:value-type="float">
            <text:p>11</text:p>
          </table:table-cell>
          <table:table-cell table:formula="of:=LOOKUP([.H73];[.$B$5:.$B$204];[.$D$5:.$D$204])" office:value-type="float" office:value="4370" calcext:value-type="float">
            <text:p>437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6242" calcext:value-type="float">
            <text:p>6242</text:p>
          </table:table-cell>
          <table:table-cell/>
          <table:table-cell table:formula="of:=LOOKUP([.H74];[.$B$5:.$B$204];[.$C$5:.$C$204])" office:value-type="float" office:value="8" calcext:value-type="float">
            <text:p>8</text:p>
          </table:table-cell>
          <table:table-cell table:formula="of:=LOOKUP([.H74];[.$B$5:.$B$204];[.$D$5:.$D$204])" office:value-type="float" office:value="3491" calcext:value-type="float">
            <text:p>349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4370" calcext:value-type="float">
            <text:p>4370</text:p>
          </table:table-cell>
          <table:table-cell/>
          <table:table-cell table:formula="of:=LOOKUP([.H75];[.$B$5:.$B$204];[.$C$5:.$C$204])" office:value-type="float" office:value="7" calcext:value-type="float">
            <text:p>7</text:p>
          </table:table-cell>
          <table:table-cell table:formula="of:=LOOKUP([.H75];[.$B$5:.$B$204];[.$D$5:.$D$204])" office:value-type="float" office:value="6566" calcext:value-type="float">
            <text:p>656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6514" calcext:value-type="float">
            <text:p>6514</text:p>
          </table:table-cell>
          <table:table-cell/>
          <table:table-cell table:formula="of:=LOOKUP([.H76];[.$B$5:.$B$204];[.$C$5:.$C$204])" office:value-type="float" office:value="18" calcext:value-type="float">
            <text:p>18</text:p>
          </table:table-cell>
          <table:table-cell table:formula="of:=LOOKUP([.H76];[.$B$5:.$B$204];[.$D$5:.$D$204])" office:value-type="float" office:value="2144" calcext:value-type="float">
            <text:p>2144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8167" calcext:value-type="float">
            <text:p>8167</text:p>
          </table:table-cell>
          <table:table-cell/>
          <table:table-cell table:formula="of:=LOOKUP([.H77];[.$B$5:.$B$204];[.$C$5:.$C$204])" office:value-type="float" office:value="18" calcext:value-type="float">
            <text:p>18</text:p>
          </table:table-cell>
          <table:table-cell table:formula="of:=LOOKUP([.H77];[.$B$5:.$B$204];[.$D$5:.$D$204])" office:value-type="float" office:value="2579" calcext:value-type="float">
            <text:p>2579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2255" calcext:value-type="float">
            <text:p>2255</text:p>
          </table:table-cell>
          <table:table-cell/>
          <table:table-cell table:formula="of:=LOOKUP([.H78];[.$B$5:.$B$204];[.$C$5:.$C$204])" office:value-type="float" office:value="17" calcext:value-type="float">
            <text:p>17</text:p>
          </table:table-cell>
          <table:table-cell table:formula="of:=LOOKUP([.H78];[.$B$5:.$B$204];[.$D$5:.$D$204])" office:value-type="float" office:value="3180" calcext:value-type="float">
            <text:p>318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5077" calcext:value-type="float">
            <text:p>5077</text:p>
          </table:table-cell>
          <table:table-cell/>
          <table:table-cell table:formula="of:=LOOKUP([.H79];[.$B$5:.$B$204];[.$C$5:.$C$204])" office:value-type="float" office:value="17" calcext:value-type="float">
            <text:p>17</text:p>
          </table:table-cell>
          <table:table-cell table:formula="of:=LOOKUP([.H79];[.$B$5:.$B$204];[.$D$5:.$D$204])" office:value-type="float" office:value="8167" calcext:value-type="float">
            <text:p>8167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6193" calcext:value-type="float">
            <text:p>6193</text:p>
          </table:table-cell>
          <table:table-cell/>
          <table:table-cell table:formula="of:=LOOKUP([.H80];[.$B$5:.$B$204];[.$C$5:.$C$204])" office:value-type="float" office:value="6" calcext:value-type="float">
            <text:p>6</text:p>
          </table:table-cell>
          <table:table-cell table:formula="of:=LOOKUP([.H80];[.$B$5:.$B$204];[.$D$5:.$D$204])" office:value-type="float" office:value="3378" calcext:value-type="float">
            <text:p>3378</text:p>
          </table:table-cell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5285" calcext:value-type="float">
            <text:p>5285</text:p>
          </table:table-cell>
          <table:table-cell/>
          <table:table-cell table:formula="of:=LOOKUP([.H81];[.$B$5:.$B$204];[.$C$5:.$C$204])" office:value-type="float" office:value="17" calcext:value-type="float">
            <text:p>17</text:p>
          </table:table-cell>
          <table:table-cell table:formula="of:=LOOKUP([.H81];[.$B$5:.$B$204];[.$D$5:.$D$204])" office:value-type="float" office:value="3053" calcext:value-type="float">
            <text:p>3053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3481" calcext:value-type="float">
            <text:p>3481</text:p>
          </table:table-cell>
          <table:table-cell/>
          <table:table-cell table:formula="of:=LOOKUP([.H82];[.$B$5:.$B$204];[.$C$5:.$C$204])" office:value-type="float" office:value="6" calcext:value-type="float">
            <text:p>6</text:p>
          </table:table-cell>
          <table:table-cell table:formula="of:=LOOKUP([.H82];[.$B$5:.$B$204];[.$D$5:.$D$204])" office:value-type="float" office:value="4584" calcext:value-type="float">
            <text:p>45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2964" calcext:value-type="float">
            <text:p>2964</text:p>
          </table:table-cell>
          <table:table-cell/>
          <table:table-cell table:formula="of:=LOOKUP([.H83];[.$B$5:.$B$204];[.$C$5:.$C$204])" office:value-type="float" office:value="19" calcext:value-type="float">
            <text:p>19</text:p>
          </table:table-cell>
          <table:table-cell table:formula="of:=LOOKUP([.H83];[.$B$5:.$B$204];[.$D$5:.$D$204])" office:value-type="float" office:value="6826" calcext:value-type="float">
            <text:p>6826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77" calcext:value-type="float">
            <text:p>2877</text:p>
          </table:table-cell>
          <table:table-cell/>
          <table:table-cell table:formula="of:=LOOKUP([.H84];[.$B$5:.$B$204];[.$C$5:.$C$204])" office:value-type="float" office:value="11" calcext:value-type="float">
            <text:p>11</text:p>
          </table:table-cell>
          <table:table-cell table:formula="of:=LOOKUP([.H84];[.$B$5:.$B$204];[.$D$5:.$D$204])" office:value-type="float" office:value="7855" calcext:value-type="float">
            <text:p>7855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712" calcext:value-type="float">
            <text:p>7712</text:p>
          </table:table-cell>
          <table:table-cell/>
          <table:table-cell table:formula="of:=LOOKUP([.H85];[.$B$5:.$B$204];[.$C$5:.$C$204])" office:value-type="float" office:value="18" calcext:value-type="float">
            <text:p>18</text:p>
          </table:table-cell>
          <table:table-cell table:formula="of:=LOOKUP([.H85];[.$B$5:.$B$204];[.$D$5:.$D$204])" office:value-type="float" office:value="1838" calcext:value-type="float">
            <text:p>18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822" calcext:value-type="float">
            <text:p>6822</text:p>
          </table:table-cell>
          <table:table-cell/>
          <table:table-cell table:formula="of:=LOOKUP([.H86];[.$B$5:.$B$204];[.$C$5:.$C$204])" office:value-type="float" office:value="3" calcext:value-type="float">
            <text:p>3</text:p>
          </table:table-cell>
          <table:table-cell table:formula="of:=LOOKUP([.H86];[.$B$5:.$B$204];[.$D$5:.$D$204])" office:value-type="float" office:value="4604" calcext:value-type="float">
            <text:p>4604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7198" calcext:value-type="float">
            <text:p>7198</text:p>
          </table:table-cell>
          <table:table-cell/>
          <table:table-cell table:formula="of:=LOOKUP([.H87];[.$B$5:.$B$204];[.$C$5:.$C$204])" office:value-type="float" office:value="17" calcext:value-type="float">
            <text:p>17</text:p>
          </table:table-cell>
          <table:table-cell table:formula="of:=LOOKUP([.H87];[.$B$5:.$B$204];[.$D$5:.$D$204])" office:value-type="float" office:value="2441" calcext:value-type="float">
            <text:p>2441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891" calcext:value-type="float">
            <text:p>1891</text:p>
          </table:table-cell>
          <table:table-cell/>
          <table:table-cell table:formula="of:=LOOKUP([.H88];[.$B$5:.$B$204];[.$C$5:.$C$204])" office:value-type="float" office:value="13" calcext:value-type="float">
            <text:p>13</text:p>
          </table:table-cell>
          <table:table-cell table:formula="of:=LOOKUP([.H88];[.$B$5:.$B$204];[.$D$5:.$D$204])" office:value-type="float" office:value="3460" calcext:value-type="float">
            <text:p>3460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2330" calcext:value-type="float">
            <text:p>2330</text:p>
          </table:table-cell>
          <table:table-cell/>
          <table:table-cell table:formula="of:=LOOKUP([.H89];[.$B$5:.$B$204];[.$C$5:.$C$204])" office:value-type="float" office:value="1" calcext:value-type="float">
            <text:p>1</text:p>
          </table:table-cell>
          <table:table-cell table:formula="of:=LOOKUP([.H89];[.$B$5:.$B$204];[.$D$5:.$D$204])" office:value-type="float" office:value="5969" calcext:value-type="float">
            <text:p>596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LOOKUP([.H90];[.$B$5:.$B$204];[.$C$5:.$C$204])" office:value-type="float" office:value="5" calcext:value-type="float">
            <text:p>5</text:p>
          </table:table-cell>
          <table:table-cell table:formula="of:=LOOKUP([.H90];[.$B$5:.$B$204];[.$D$5:.$D$204])" office:value-type="float" office:value="6244" calcext:value-type="float">
            <text:p>624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2360" calcext:value-type="float">
            <text:p>2360</text:p>
          </table:table-cell>
          <table:table-cell/>
          <table:table-cell table:formula="of:=LOOKUP([.H91];[.$B$5:.$B$204];[.$C$5:.$C$204])" office:value-type="float" office:value="17" calcext:value-type="float">
            <text:p>17</text:p>
          </table:table-cell>
          <table:table-cell table:formula="of:=LOOKUP([.H91];[.$B$5:.$B$204];[.$D$5:.$D$204])" office:value-type="float" office:value="7410" calcext:value-type="float">
            <text:p>74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803" calcext:value-type="float">
            <text:p>3803</text:p>
          </table:table-cell>
          <table:table-cell/>
          <table:table-cell table:formula="of:=LOOKUP([.H92];[.$B$5:.$B$204];[.$C$5:.$C$204])" office:value-type="float" office:value="15" calcext:value-type="float">
            <text:p>15</text:p>
          </table:table-cell>
          <table:table-cell table:formula="of:=LOOKUP([.H92];[.$B$5:.$B$204];[.$D$5:.$D$204])" office:value-type="float" office:value="2437" calcext:value-type="float">
            <text:p>2437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5143" calcext:value-type="float">
            <text:p>5143</text:p>
          </table:table-cell>
          <table:table-cell/>
          <table:table-cell table:formula="of:=LOOKUP([.H93];[.$B$5:.$B$204];[.$C$5:.$C$204])" office:value-type="float" office:value="8" calcext:value-type="float">
            <text:p>8</text:p>
          </table:table-cell>
          <table:table-cell table:formula="of:=LOOKUP([.H93];[.$B$5:.$B$204];[.$D$5:.$D$204])" office:value-type="float" office:value="4587" calcext:value-type="float">
            <text:p>4587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7389" calcext:value-type="float">
            <text:p>7389</text:p>
          </table:table-cell>
          <table:table-cell/>
          <table:table-cell table:formula="of:=LOOKUP([.H94];[.$B$5:.$B$204];[.$C$5:.$C$204])" office:value-type="float" office:value="7" calcext:value-type="float">
            <text:p>7</text:p>
          </table:table-cell>
          <table:table-cell table:formula="of:=LOOKUP([.H94];[.$B$5:.$B$204];[.$D$5:.$D$204])" office:value-type="float" office:value="7920" calcext:value-type="float">
            <text:p>7920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1814" calcext:value-type="float">
            <text:p>1814</text:p>
          </table:table-cell>
          <table:table-cell/>
          <table:table-cell table:formula="of:=LOOKUP([.H95];[.$B$5:.$B$204];[.$C$5:.$C$204])" office:value-type="float" office:value="16" calcext:value-type="float">
            <text:p>16</text:p>
          </table:table-cell>
          <table:table-cell table:formula="of:=LOOKUP([.H95];[.$B$5:.$B$204];[.$D$5:.$D$204])" office:value-type="float" office:value="4946" calcext:value-type="float">
            <text:p>4946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3290" calcext:value-type="float">
            <text:p>3290</text:p>
          </table:table-cell>
          <table:table-cell/>
          <table:table-cell table:formula="of:=LOOKUP([.H96];[.$B$5:.$B$204];[.$C$5:.$C$204])" office:value-type="float" office:value="8" calcext:value-type="float">
            <text:p>8</text:p>
          </table:table-cell>
          <table:table-cell table:formula="of:=LOOKUP([.H96];[.$B$5:.$B$204];[.$D$5:.$D$204])" office:value-type="float" office:value="3491" calcext:value-type="float">
            <text:p>3491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1230" calcext:value-type="float">
            <text:p>1230</text:p>
          </table:table-cell>
          <table:table-cell/>
          <table:table-cell table:formula="of:=LOOKUP([.H97];[.$B$5:.$B$204];[.$C$5:.$C$204])" office:value-type="float" office:value="3" calcext:value-type="float">
            <text:p>3</text:p>
          </table:table-cell>
          <table:table-cell table:formula="of:=LOOKUP([.H97];[.$B$5:.$B$204];[.$D$5:.$D$204])" office:value-type="float" office:value="6570" calcext:value-type="float">
            <text:p>6570</text:p>
          </table:table-cell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7791" calcext:value-type="float">
            <text:p>7791</text:p>
          </table:table-cell>
          <table:table-cell/>
          <table:table-cell table:formula="of:=LOOKUP([.H98];[.$B$5:.$B$204];[.$C$5:.$C$204])" office:value-type="float" office:value="11" calcext:value-type="float">
            <text:p>11</text:p>
          </table:table-cell>
          <table:table-cell table:formula="of:=LOOKUP([.H98];[.$B$5:.$B$204];[.$D$5:.$D$204])" office:value-type="float" office:value="3236" calcext:value-type="float">
            <text:p>3236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4804" calcext:value-type="float">
            <text:p>4804</text:p>
          </table:table-cell>
          <table:table-cell/>
          <table:table-cell table:formula="of:=LOOKUP([.H99];[.$B$5:.$B$204];[.$C$5:.$C$204])" office:value-type="float" office:value="17" calcext:value-type="float">
            <text:p>17</text:p>
          </table:table-cell>
          <table:table-cell table:formula="of:=LOOKUP([.H99];[.$B$5:.$B$204];[.$D$5:.$D$204])" office:value-type="float" office:value="8167" calcext:value-type="float">
            <text:p>8167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6566" calcext:value-type="float">
            <text:p>6566</text:p>
          </table:table-cell>
          <table:table-cell/>
          <table:table-cell table:formula="of:=LOOKUP([.H100];[.$B$5:.$B$204];[.$C$5:.$C$204])" office:value-type="float" office:value="11" calcext:value-type="float">
            <text:p>11</text:p>
          </table:table-cell>
          <table:table-cell table:formula="of:=LOOKUP([.H100];[.$B$5:.$B$204];[.$D$5:.$D$204])" office:value-type="float" office:value="2255" calcext:value-type="float">
            <text:p>2255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2803" calcext:value-type="float">
            <text:p>2803</text:p>
          </table:table-cell>
          <table:table-cell/>
          <table:table-cell table:formula="of:=LOOKUP([.H101];[.$B$5:.$B$204];[.$C$5:.$C$204])" office:value-type="float" office:value="10" calcext:value-type="float">
            <text:p>10</text:p>
          </table:table-cell>
          <table:table-cell table:formula="of:=LOOKUP([.H101];[.$B$5:.$B$204];[.$D$5:.$D$204])" office:value-type="float" office:value="5882" calcext:value-type="float">
            <text:p>5882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3553" calcext:value-type="float">
            <text:p>3553</text:p>
          </table:table-cell>
          <table:table-cell/>
          <table:table-cell table:formula="of:=LOOKUP([.H102];[.$B$5:.$B$204];[.$C$5:.$C$204])" office:value-type="float" office:value="20" calcext:value-type="float">
            <text:p>20</text:p>
          </table:table-cell>
          <table:table-cell table:formula="of:=LOOKUP([.H102];[.$B$5:.$B$204];[.$D$5:.$D$204])" office:value-type="float" office:value="6199" calcext:value-type="float">
            <text:p>6199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6254" calcext:value-type="float">
            <text:p>6254</text:p>
          </table:table-cell>
          <table:table-cell/>
          <table:table-cell table:formula="of:=LOOKUP([.H103];[.$B$5:.$B$204];[.$C$5:.$C$204])" office:value-type="float" office:value="8" calcext:value-type="float">
            <text:p>8</text:p>
          </table:table-cell>
          <table:table-cell table:formula="of:=LOOKUP([.H103];[.$B$5:.$B$204];[.$D$5:.$D$204])" office:value-type="float" office:value="4793" calcext:value-type="float">
            <text:p>4793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2076" calcext:value-type="float">
            <text:p>2076</text:p>
          </table:table-cell>
          <table:table-cell/>
          <table:table-cell table:formula="of:=LOOKUP([.H104];[.$B$5:.$B$204];[.$C$5:.$C$204])" office:value-type="float" office:value="12" calcext:value-type="float">
            <text:p>12</text:p>
          </table:table-cell>
          <table:table-cell table:formula="of:=LOOKUP([.H104];[.$B$5:.$B$204];[.$D$5:.$D$204])" office:value-type="float" office:value="5143" calcext:value-type="float">
            <text:p>5143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5378" calcext:value-type="float">
            <text:p>537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4978" calcext:value-type="float">
            <text:p>497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3495" calcext:value-type="float">
            <text:p>349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3188" calcext:value-type="float">
            <text:p>318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2332" calcext:value-type="float">
            <text:p>233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2206" calcext:value-type="float">
            <text:p>220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5882" calcext:value-type="float">
            <text:p>588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6620" calcext:value-type="float">
            <text:p>662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float" office:value="6199" calcext:value-type="float">
            <text:p>619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855" calcext:value-type="float">
            <text:p>785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office:value-type="float" office:value="5218" calcext:value-type="float">
            <text:p>521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4443" calcext:value-type="float">
            <text:p>44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7631" calcext:value-type="float">
            <text:p>763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7301" calcext:value-type="float">
            <text:p>730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4587" calcext:value-type="float">
            <text:p>45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4441" calcext:value-type="float">
            <text:p>44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office:value-type="float" office:value="2116" calcext:value-type="float">
            <text:p>211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5164" calcext:value-type="float">
            <text:p>516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office:value-type="float" office:value="3460" calcext:value-type="float">
            <text:p>346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3243" calcext:value-type="float">
            <text:p>32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float" office:value="5888" calcext:value-type="float">
            <text:p>588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9" calcext:value-type="float">
            <text:p>19</text:p>
          </table:table-cell>
          <table:table-cell office:value-type="float" office:value="7130" calcext:value-type="float">
            <text:p>713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2754" calcext:value-type="float">
            <text:p>275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float" office:value="5990" calcext:value-type="float">
            <text:p>599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office:value-type="float" office:value="1601" calcext:value-type="float">
            <text:p>160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float" office:value="2579" calcext:value-type="float">
            <text:p>25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6955" calcext:value-type="float">
            <text:p>695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3320" calcext:value-type="float">
            <text:p>332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office:value-type="float" office:value="5019" calcext:value-type="float">
            <text:p>501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4345" calcext:value-type="float">
            <text:p>43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2639" calcext:value-type="float">
            <text:p>26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18" calcext:value-type="float">
            <text:p>18</text:p>
          </table:table-cell>
          <table:table-cell office:value-type="float" office:value="5696" calcext:value-type="float">
            <text:p>569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7894" calcext:value-type="float">
            <text:p>789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7088" calcext:value-type="float">
            <text:p>708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4200" calcext:value-type="float">
            <text:p>420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float" office:value="6935" calcext:value-type="float">
            <text:p>69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9" calcext:value-type="float">
            <text:p>19</text:p>
          </table:table-cell>
          <table:table-cell office:value-type="float" office:value="2391" calcext:value-type="float">
            <text:p>239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2437" calcext:value-type="float">
            <text:p>24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  <table:table-cell office:value-type="float" office:value="4077" calcext:value-type="float">
            <text:p>407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3406" calcext:value-type="float">
            <text:p>340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1" calcext:value-type="float">
            <text:p>11</text:p>
          </table:table-cell>
          <table:table-cell office:value-type="float" office:value="3236" calcext:value-type="float">
            <text:p>32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  <table:table-cell office:value-type="float" office:value="8117" calcext:value-type="float">
            <text:p>811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2950" calcext:value-type="float">
            <text:p>295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2144" calcext:value-type="float">
            <text:p>21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5388" calcext:value-type="float">
            <text:p>538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4604" calcext:value-type="float">
            <text:p>460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497" calcext:value-type="float">
            <text:p>349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office:value-type="float" office:value="2337" calcext:value-type="float">
            <text:p>23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4" calcext:value-type="float">
            <text:p>14</text:p>
          </table:table-cell>
          <table:table-cell office:value-type="float" office:value="1874" calcext:value-type="float">
            <text:p>18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7" calcext:value-type="float">
            <text:p>17</text:p>
          </table:table-cell>
          <table:table-cell office:value-type="float" office:value="3180" calcext:value-type="float">
            <text:p>318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14" calcext:value-type="float">
            <text:p>14</text:p>
          </table:table-cell>
          <table:table-cell office:value-type="float" office:value="4992" calcext:value-type="float">
            <text:p>499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12" calcext:value-type="float">
            <text:p>12</text:p>
          </table:table-cell>
          <table:table-cell office:value-type="float" office:value="3153" calcext:value-type="float">
            <text:p>315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4237" calcext:value-type="float">
            <text:p>42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8" calcext:value-type="float">
            <text:p>18</text:p>
          </table:table-cell>
          <table:table-cell office:value-type="float" office:value="6761" calcext:value-type="float">
            <text:p>67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5022" calcext:value-type="float">
            <text:p>502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2" calcext:value-type="float">
            <text:p>12</text:p>
          </table:table-cell>
          <table:table-cell office:value-type="float" office:value="1637" calcext:value-type="float">
            <text:p>16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3053" calcext:value-type="float">
            <text:p>305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4123" calcext:value-type="float">
            <text:p>412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6570" calcext:value-type="float">
            <text:p>657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 office:value-type="float" office:value="3061" calcext:value-type="float">
            <text:p>30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office:value-type="float" office:value="3634" calcext:value-type="float">
            <text:p>363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float" office:value="5860" calcext:value-type="float">
            <text:p>586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9" calcext:value-type="float">
            <text:p>9</text:p>
          </table:table-cell>
          <table:table-cell office:value-type="float" office:value="6888" calcext:value-type="float">
            <text:p>688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5997" calcext:value-type="float">
            <text:p>599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14" calcext:value-type="float">
            <text:p>14</text:p>
          </table:table-cell>
          <table:table-cell office:value-type="float" office:value="4769" calcext:value-type="float">
            <text:p>476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float" office:value="2546" calcext:value-type="float">
            <text:p>25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" calcext:value-type="float">
            <text:p>15</text:p>
          </table:table-cell>
          <table:table-cell office:value-type="float" office:value="5584" calcext:value-type="float">
            <text:p>558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float" office:value="4805" calcext:value-type="float">
            <text:p>480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5551" calcext:value-type="float">
            <text:p>555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float" office:value="5157" calcext:value-type="float">
            <text:p>515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7260" calcext:value-type="float">
            <text:p>726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5261" calcext:value-type="float">
            <text:p>52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6794" calcext:value-type="float">
            <text:p>679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float" office:value="4285" calcext:value-type="float">
            <text:p>428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4425" calcext:value-type="float">
            <text:p>44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office:value-type="float" office:value="4218" calcext:value-type="float">
            <text:p>421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9" calcext:value-type="float">
            <text:p>9</text:p>
          </table:table-cell>
          <table:table-cell office:value-type="float" office:value="4658" calcext:value-type="float">
            <text:p>465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7233" calcext:value-type="float">
            <text:p>723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7" calcext:value-type="float">
            <text:p>17</text:p>
          </table:table-cell>
          <table:table-cell office:value-type="float" office:value="6945" calcext:value-type="float">
            <text:p>69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4946" calcext:value-type="float">
            <text:p>49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5850" calcext:value-type="float">
            <text:p>585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 office:value-type="float" office:value="1680" calcext:value-type="float">
            <text:p>168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1" calcext:value-type="float">
            <text:p>11</text:p>
          </table:table-cell>
          <table:table-cell office:value-type="float" office:value="1371" calcext:value-type="float">
            <text:p>137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3516" calcext:value-type="float">
            <text:p>351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office:value-type="float" office:value="5754" calcext:value-type="float">
            <text:p>575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7800" calcext:value-type="float">
            <text:p>780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11" calcext:value-type="float">
            <text:p>11</text:p>
          </table:table-cell>
          <table:table-cell office:value-type="float" office:value="3312" calcext:value-type="float">
            <text:p>33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float" office:value="5003" calcext:value-type="float">
            <text:p>500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7800" calcext:value-type="float">
            <text:p>780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float" office:value="4973" calcext:value-type="float">
            <text:p>497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7" calcext:value-type="float">
            <text:p>7</text:p>
          </table:table-cell>
          <table:table-cell office:value-type="float" office:value="7920" calcext:value-type="float">
            <text:p>792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2578" calcext:value-type="float">
            <text:p>257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2315" calcext:value-type="float">
            <text:p>231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18" calcext:value-type="float">
            <text:p>18</text:p>
          </table:table-cell>
          <table:table-cell office:value-type="float" office:value="3141" calcext:value-type="float">
            <text:p>31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office:value-type="float" office:value="6826" calcext:value-type="float">
            <text:p>682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10" calcext:value-type="float">
            <text:p>10</text:p>
          </table:table-cell>
          <table:table-cell office:value-type="float" office:value="4147" calcext:value-type="float">
            <text:p>414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5018" calcext:value-type="float">
            <text:p>501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8054" calcext:value-type="float">
            <text:p>805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3378" calcext:value-type="float">
            <text:p>337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5873" calcext:value-type="float">
            <text:p>5873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09:57:07.940188517</meta:creation-date>
    <dc:date>2022-10-12T10:36:08.677081668</dc:date>
    <meta:editing-duration>PT17M58S</meta:editing-duration>
    <meta:editing-cycles>3</meta:editing-cycles>
    <meta:generator>LibreOffice/7.3.6.2$Linux_X86_64 LibreOffice_project/30$Build-2</meta:generator>
    <meta:document-statistic meta:table-count="1" meta:cell-count="1241" meta:object-count="0"/>
  </office:meta>
</office:document-meta>
</file>